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2cm" fo:margin-left="0.079cm" table:align="left"/>
    </style:style>
    <style:style style:name="Table1.A" style:family="table-column">
      <style:table-column-properties style:column-width="1.718cm"/>
    </style:style>
    <style:style style:name="Table1.B" style:family="table-column">
      <style:table-column-properties style:column-width="7.482cm"/>
    </style:style>
    <style:style style:name="Tab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23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23" style:family="table-cell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No_20_Spacing">
      <style:paragraph-properties fo:background-color="#000000">
        <style:background-image/>
      </style:paragraph-properties>
      <style:text-properties style:font-name="Tahoma" fo:font-size="10pt" fo:font-weight="bold" style:font-size-asian="10pt" style:font-weight-asian="bold" style:font-name-complex="Tahoma" style:font-size-complex="10pt"/>
    </style:style>
    <style:style style:name="P2" style:family="paragraph" style:parent-style-name="Footer">
      <style:paragraph-properties fo:text-align="center" style:justify-single-word="false" fo:background-color="#000000">
        <style:background-image/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Verdana" fo:font-size="35pt" fo:font-weight="bold" style:font-size-asian="35pt" style:font-weight-asian="bold" style:font-size-complex="3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style:use-window-font-color="true" style:font-name="Courier New" fo:font-size="10pt" fo:language="zxx" fo:country="none" style:font-size-asian="10pt" style:font-size-complex="10pt"/>
    </style:style>
    <style:style style:name="P9" style:family="paragraph" style:parent-style-name="Standard">
      <style:paragraph-properties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10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break-before="page" fo:padding="0cm" fo:border-left="none" fo:border-right="none" fo:border-top="none" fo:border-bottom="0.009cm solid #000000" style:shadow="none"/>
      <style:text-properties style:font-name="Verdana" fo:font-size="15pt" fo:font-weight="bold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6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3" style:family="paragraph" style:parent-style-name="Standard" style:list-style-name="L5">
      <style:paragraph-properties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24" style:family="paragraph" style:parent-style-name="Standard" style:list-style-name="L6">
      <style:paragraph-properties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25" style:family="paragraph" style:parent-style-name="Standard" style:list-style-name="L7">
      <style:paragraph-properties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26" style:family="paragraph" style:parent-style-name="Standard">
      <style:paragraph-properties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27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style="italic" style:text-underline-style="none" style:font-size-asian="10pt" style:font-style-asian="italic" style:font-size-complex="10pt" style:font-style-complex="italic"/>
    </style:style>
    <style:style style:name="P29" style:family="paragraph" style:parent-style-name="Standard" style:list-style-name="L8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1" style:family="paragraph" style:parent-style-name="Standard" style:list-style-name="L7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2" style:family="paragraph" style:parent-style-name="Standard" style:list-style-name="L9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3" style:family="paragraph" style:parent-style-name="Standard" style:list-style-name="L10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4" style:family="paragraph" style:parent-style-name="Standard" style:list-style-name="L28">
      <style:paragraph-properties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style:use-window-font-color="true" style:font-name="Verdana" fo:font-size="10pt" fo:language="zxx" fo:country="none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 style:text-autospace="none"/>
      <style:text-properties style:use-window-font-color="true" style:font-name="Verdana" fo:font-size="10pt" fo:language="zxx" fo:country="none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style:text-autospace="none"/>
    </style:style>
    <style:style style:name="P40" style:family="paragraph" style:parent-style-name="Standard" style:list-style-name="L11">
      <style:paragraph-properties style:text-autospace="none"/>
    </style:style>
    <style:style style:name="P41" style:family="paragraph" style:parent-style-name="Standard" style:list-style-name="L12">
      <style:paragraph-properties style:text-autospace="none"/>
    </style:style>
    <style:style style:name="P42" style:family="paragraph" style:parent-style-name="Standard" style:list-style-name="L13">
      <style:paragraph-properties style:text-autospace="none"/>
    </style:style>
    <style:style style:name="P43" style:family="paragraph" style:parent-style-name="Standard">
      <style:paragraph-properties style:text-autospace="none"/>
      <style:text-properties fo:font-style="italic" style:font-style-asian="italic" style:font-style-complex="italic"/>
    </style:style>
    <style:style style:name="P44" style:family="paragraph" style:parent-style-name="Standard" style:list-style-name="L14">
      <style:paragraph-properties style:text-autospace="none"/>
    </style:style>
    <style:style style:name="P45" style:family="paragraph" style:parent-style-name="Standard" style:list-style-name="L15">
      <style:paragraph-properties style:text-autospace="none"/>
    </style:style>
    <style:style style:name="P46" style:family="paragraph" style:parent-style-name="Standard" style:list-style-name="L16">
      <style:paragraph-properties style:text-autospace="none"/>
    </style:style>
    <style:style style:name="P47" style:family="paragraph" style:parent-style-name="Standard" style:list-style-name="L17">
      <style:paragraph-properties style:text-autospace="none"/>
    </style:style>
    <style:style style:name="P48" style:family="paragraph" style:parent-style-name="Standard" style:list-style-name="L18">
      <style:paragraph-properties style:text-autospace="none"/>
    </style:style>
    <style:style style:name="P49" style:family="paragraph" style:parent-style-name="Standard" style:list-style-name="L19">
      <style:paragraph-properties style:text-autospace="none"/>
    </style:style>
    <style:style style:name="P50" style:family="paragraph" style:parent-style-name="Standard" style:list-style-name="L20">
      <style:paragraph-properties style:text-autospace="none"/>
    </style:style>
    <style:style style:name="P51" style:family="paragraph" style:parent-style-name="Standard" style:list-style-name="L23">
      <style:paragraph-properties style:text-autospace="none"/>
    </style:style>
    <style:style style:name="P52" style:family="paragraph" style:parent-style-name="Standard" style:list-style-name="L24">
      <style:paragraph-properties style:text-autospace="none"/>
    </style:style>
    <style:style style:name="P53" style:family="paragraph" style:parent-style-name="Standard" style:list-style-name="L25">
      <style:paragraph-properties style:text-autospace="none"/>
    </style:style>
    <style:style style:name="P54" style:family="paragraph" style:parent-style-name="Standard" style:list-style-name="L26">
      <style:paragraph-properties style:text-autospace="none"/>
    </style:style>
    <style:style style:name="P55" style:family="paragraph" style:parent-style-name="Standard" style:list-style-name="L27">
      <style:paragraph-properties style:text-autospace="none"/>
    </style:style>
    <style:style style:name="P56" style:family="paragraph" style:parent-style-name="Standard" style:list-style-name="L29">
      <style:paragraph-properties style:text-autospace="none"/>
    </style:style>
    <style:style style:name="P57" style:family="paragraph" style:parent-style-name="Standard" style:list-style-name="L30">
      <style:paragraph-properties style:text-autospace="none"/>
    </style:style>
    <style:style style:name="P58" style:family="paragraph" style:parent-style-name="Standard" style:list-style-name="L31">
      <style:paragraph-properties style:text-autospace="none"/>
    </style:style>
    <style:style style:name="P59" style:family="paragraph" style:parent-style-name="Standard" style:list-style-name="L32">
      <style:paragraph-properties style:text-autospace="none"/>
    </style:style>
    <style:style style:name="P60" style:family="paragraph" style:parent-style-name="Standard" style:list-style-name="L33">
      <style:paragraph-properties style:text-autospace="none"/>
    </style:style>
    <style:style style:name="P61" style:family="paragraph" style:parent-style-name="Standard" style:list-style-name="L34">
      <style:paragraph-properties style:text-autospace="none"/>
    </style:style>
    <style:style style:name="P62" style:family="paragraph" style:parent-style-name="Standard" style:list-style-name="L35">
      <style:paragraph-properties style:text-autospace="none"/>
    </style:style>
    <style:style style:name="P63" style:family="paragraph" style:parent-style-name="Standard">
      <style:paragraph-properties fo:break-before="page" fo:padding="0cm" fo:border-left="none" fo:border-right="none" fo:border-top="none" fo:border-bottom="0.009cm solid #000000" style:shadow="none"/>
      <style:text-properties style:font-name="Verdana" fo:font-size="15pt" fo:font-weight="bold" style:font-size-asian="15pt" style:font-weight-asian="bold" style:font-size-complex="15pt" style:font-weight-complex="bold"/>
    </style:style>
    <style:style style:name="P64" style:family="paragraph" style:parent-style-name="Standard">
      <style:paragraph-properties fo:break-before="page" style:text-autospace="none"/>
      <style:text-properties style:use-window-font-color="true" style:font-name="Verdana" fo:font-size="10pt" fo:language="zxx" fo:country="none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paragraph-properties fo:break-before="page" style:text-autospace="none"/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P66" style:family="paragraph" style:parent-style-name="Standard">
      <style:paragraph-properties fo:break-before="page" style:text-autospace="none"/>
      <style:text-properties style:use-window-font-color="true" style:font-name="Verdana" fo:font-size="10pt" fo:language="zxx" fo:country="none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break-before="page" style:text-autospace="none"/>
      <style:text-properties style:use-window-font-color="true" style:font-name="Verdana" fo:font-size="10pt" fo:language="zxx" fo:country="none" style:font-size-asian="10pt" style:font-size-complex="10pt"/>
    </style:style>
    <style:style style:name="P68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style:font-name="Tahom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Verdana" fo:font-size="10pt" style:font-size-asian="10pt" style:font-size-complex="10pt"/>
    </style:style>
    <style:style style:name="T5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ff" fo:language="zxx" fo:country="none"/>
    </style:style>
    <style:style style:name="T7" style:family="text">
      <style:text-properties style:use-window-font-color="true" style:font-name="Verdana" fo:font-size="10pt" fo:language="zxx" fo:country="none" style:font-size-asian="10pt" style:font-size-complex="10pt"/>
    </style:style>
    <style:style style:name="T8" style:family="text">
      <style:text-properties style:use-window-font-color="true" style:font-name="Verdana" fo:font-size="10pt" fo:language="zxx" fo:country="none" fo:font-style="normal" style:font-size-asian="10pt" style:font-style-asian="normal" style:font-size-complex="10pt" style:font-style-complex="normal"/>
    </style:style>
    <style:style style:name="T9" style:family="text">
      <style:text-properties style:use-window-font-color="true" fo:language="zxx" fo:country="none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duct Design</text:p>
      <text:p text:style-name="P11">Content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Page</text:p>
          </table:table-cell>
          <table:table-cell table:style-name="Table1.B1" office:value-type="string">
            <text:p text:style-name="P12">Title</text:p>
          </table:table-cell>
        </table:table-row>
        <table:table-row>
          <table:table-cell table:style-name="Table1.A2" office:value-type="string">
            <text:p text:style-name="P17"><text:span text:style-name="Default_20_Paragraph_20_Font"><text:span text:style-name="T3"><text:bookmark-ref text:reference-format="page" text:ref-name="Outline">3</text:bookmark-ref></text:span></text:span></text:p>
          </table:table-cell>
          <table:table-cell table:style-name="Table1.B2" office:value-type="string">
            <text:p text:style-name="P12">Outline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>Element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>Assets</text:p>
          </table:table-cell>
        </table:table-row>
        <table:table-row>
          <table:table-cell table:style-name="Table1.A2" office:value-type="string">
            <text:p text:style-name="P13"><text:bookmark-ref text:reference-format="page" text:ref-name="Classes">4</text:bookmark-ref></text:p>
          </table:table-cell>
          <table:table-cell table:style-name="Table1.B2" office:value-type="string">
            <text:p text:style-name="P12">Classes</text:p>
          </table:table-cell>
        </table:table-row>
        <table:table-row>
          <table:table-cell table:style-name="Table1.A3" office:value-type="string">
            <text:p text:style-name="P15"><text:bookmark-ref text:reference-format="page" text:ref-name="DLLs">4</text:bookmark-ref></text:p>
          </table:table-cell>
          <table:table-cell table:style-name="Table1.B3" office:value-type="string">
            <text:p text:style-name="P14">DLL's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5"><text:bookmark-ref text:reference-format="page" text:ref-name="Houses">5</text:bookmark-ref></text:span></text:span></text:p>
          </table:table-cell>
          <table:table-cell table:style-name="Table1.B3" office:value-type="string">
            <text:p text:style-name="P16">Houses</text:p>
          </table:table-cell>
        </table:table-row>
        <table:table-row>
          <table:table-cell table:style-name="Table1.A3" office:value-type="string">
            <text:p text:style-name="P15"><text:bookmark-ref text:reference-format="page" text:ref-name="HouseObject">6</text:bookmark-ref></text:p>
          </table:table-cell>
          <table:table-cell table:style-name="Table1.B3" office:value-type="string">
            <text:p text:style-name="P14">GameObject</text:p>
          </table:table-cell>
        </table:table-row>
        <table:table-row>
          <table:table-cell table:style-name="Table1.A3" office:value-type="string">
            <text:p text:style-name="P15"><text:bookmark-ref text:reference-format="page" text:ref-name="HouseGenerator">7</text:bookmark-ref></text:p>
          </table:table-cell>
          <table:table-cell table:style-name="Table1.B3" office:value-type="string">
            <text:p text:style-name="P14">HouseGenerator</text:p>
          </table:table-cell>
        </table:table-row>
        <table:table-row>
          <table:table-cell table:style-name="Table1.A3" office:value-type="string">
            <text:p text:style-name="P15"><text:bookmark-ref text:reference-format="page" text:ref-name="RoofGenerator">8</text:bookmark-ref></text:p>
          </table:table-cell>
          <table:table-cell table:style-name="Table1.B3" office:value-type="string">
            <text:p text:style-name="P14">RoofGenerator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4"><text:bookmark-ref text:reference-format="page" text:ref-name="BuildingGenerator">9</text:bookmark-ref></text:span></text:span></text:p>
          </table:table-cell>
          <table:table-cell table:style-name="Table1.B3" office:value-type="string">
            <text:p text:style-name="P14">BuildingGenerator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5"><text:bookmark-ref text:reference-format="page" text:ref-name="ChimneyGenerator">10</text:bookmark-ref></text:span></text:span></text:p>
          </table:table-cell>
          <table:table-cell table:style-name="Table1.B3" office:value-type="string">
            <text:p text:style-name="P16">ChimneyGenerator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5"><text:bookmark-ref text:reference-format="page" text:ref-name="WindowGenerator">11</text:bookmark-ref></text:span></text:span></text:p>
          </table:table-cell>
          <table:table-cell table:style-name="Table1.B3" office:value-type="string">
            <text:p text:style-name="P14">WindowGenerator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4"><text:bookmark-ref text:reference-format="page" text:ref-name="DoorGenerator">12</text:bookmark-ref></text:span></text:span></text:p>
          </table:table-cell>
          <table:table-cell table:style-name="Table1.B3" office:value-type="string">
            <text:p text:style-name="P14">DoorGenerator</text:p>
          </table:table-cell>
        </table:table-row>
        <table:table-row>
          <table:table-cell table:style-name="Table1.A2" office:value-type="string">
            <text:p text:style-name="P17"><text:span text:style-name="Default_20_Paragraph_20_Font"><text:span text:style-name="T3"><text:bookmark-ref text:reference-format="page" text:ref-name="HousesTitle">13</text:bookmark-ref></text:span></text:span></text:p>
          </table:table-cell>
          <table:table-cell table:style-name="Table1.B2" office:value-type="string">
            <text:p text:style-name="P12">Houses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>Size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>Roof</text:p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5"/></text:span></text:p>
          </table:table-cell>
          <table:table-cell table:style-name="Table1.B3" office:value-type="string">
            <text:p text:style-name="P16">Building</text:p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5"/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3"/></text:span></text:p>
          </table:table-cell>
          <table:table-cell table:style-name="Table1.B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17"><text:span text:style-name="Default_20_Paragraph_20_Font"><text:span text:style-name="T4"/></text:span></text:p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17"><text:span text:style-name="Default_20_Paragraph_20_Font"><text:span text:style-name="T4"/></text:span></text:p>
          </table:table-cell>
          <table:table-cell table:style-name="Table1.B23" office:value-type="string">
            <text:p text:style-name="P14"/>
          </table:table-cell>
        </table:table-row>
        <table:table-row>
          <table:table-cell table:style-name="Table1.A23" office:value-type="string">
            <text:p text:style-name="P17"><text:span text:style-name="Default_20_Paragraph_20_Font"><text:span text:style-name="T4"/></text:span></text:p>
          </table:table-cell>
          <table:table-cell table:style-name="Table1.B23" office:value-type="string">
            <text:p text:style-name="P14"/>
          </table:table-cell>
        </table:table-row>
      </table:table>
      <text:p text:style-name="P11"><text:bookmark-start text:name="Outline"/>Outline<text:bookmark-end text:name="Outline"/></text:p>
      <text:p text:style-name="P4"/>
      <text:p text:style-name="P4">The content we have decided to generate is that of houses. <text:s/>Using limited textures and a variety of filters our evidence shows that it is possible to generate thousands of unique houses. <text:s/>Using the .NET and XNA framework with C# we will write a program that, given a few parameters, will output many different image files, each containing a unique image of a house.</text:p>
      <text:p text:style-name="P4"/>
      <text:p text:style-name="P5">Elements</text:p>
      <text:list xml:id="list36557269" text:style-name="L1">
        <text:list-item>
          <text:p text:style-name="P19">Door</text:p>
        </text:list-item>
        <text:list-item>
          <text:p text:style-name="P19">Roof</text:p>
        </text:list-item>
        <text:list-item>
          <text:p text:style-name="P19">Building</text:p>
        </text:list-item>
        <text:list-item>
          <text:p text:style-name="P19">Chimney</text:p>
        </text:list-item>
        <text:list-item>
          <text:p text:style-name="P19">Windows</text:p>
        </text:list-item>
      </text:list>
      <text:p text:style-name="P4"/>
      <text:p text:style-name="P5">Assets</text:p>
      <text:list xml:id="list36587916" text:style-name="L2">
        <text:list-item>
          <text:p text:style-name="P20">White texture</text:p>
        </text:list-item>
        <text:list-item>
          <text:p text:style-name="P20">Brick textures</text:p>
        </text:list-item>
      </text:list>
      <text:p text:style-name="P4"/>
      <text:p text:style-name="P4"/>
      <text:p text:style-name="P11"><text:bookmark-start text:name="Classes"/>Classes<text:bookmark-end text:name="Classes"/></text:p>
      <text:p text:style-name="P4"/>
      <text:list xml:id="list36572306" text:style-name="L3">
        <text:list-item>
          <text:p text:style-name="P21">Houses</text:p>
        </text:list-item>
        <text:list-item>
          <text:p text:style-name="P21">GameObject</text:p>
        </text:list-item>
      </text:list>
      <text:list xml:id="list36583603" text:style-name="L4">
        <text:list-item>
          <text:p text:style-name="P22">HouseGenerator (struct)</text:p>
        </text:list-item>
        <text:list-item>
          <text:p text:style-name="P22">RoofGenerator (struct)</text:p>
        </text:list-item>
        <text:list-item>
          <text:p text:style-name="P22">BuildingGenerator (struct)</text:p>
        </text:list-item>
        <text:list-item>
          <text:p text:style-name="P22">ChimneyGenerator (struct)</text:p>
        </text:list-item>
        <text:list-item>
          <text:p text:style-name="P22">WindowGenerator (struct)</text:p>
        </text:list-item>
        <text:list-item>
          <text:p text:style-name="P22">DoorGenerator (struct)</text:p>
        </text:list-item>
      </text:list>
      <text:p text:style-name="P4"/>
      <text:p text:style-name="P4">All classes, excluding Houses and HouseObject, returns a Texture2D. <text:s/>The idea is that the HouseGenerator calls all the below classes and uses the textures they return to build up a composite texture of the entire house, then return that to the Houses class, which then adds it to an array and calls it all again. <text:s/>Houses then eventually returns an array of Texture2D's.</text:p>
      <text:p text:style-name="P4"/>
      <text:p text:style-name="P4">The GameObject, however, will only contain a position, texture and rectangle.</text:p>
      <text:p text:style-name="P4"/>
      <text:p text:style-name="P5"><text:bookmark-start text:name="DLLs"/>DLL's<text:bookmark-end text:name="DLLs"/></text:p>
      <text:p text:style-name="P4"/>
      <text:p text:style-name="P6"><text:span text:style-name="T6">using</text:span><text:span text:style-name="T9"> System;</text:span></text:p>
      <text:p text:style-name="P7"><text:span text:style-name="T6">using</text:span><text:span text:style-name="T9"> System.Collections.Generic;</text:span></text:p>
      <text:p text:style-name="P7"><text:span text:style-name="T6">using</text:span><text:span text:style-name="T9"> System.Linq;</text:span></text:p>
      <text:p text:style-name="P7"><text:span text:style-name="T6">using</text:span><text:span text:style-name="T9"> Microsoft.Xna.Framework;</text:span></text:p>
      <text:p text:style-name="P7"><text:span text:style-name="T6">using</text:span><text:span text:style-name="T9"> Microsoft.Xna.Framework.Content;</text:span></text:p>
      <text:p text:style-name="P7"><text:span text:style-name="T6">using</text:span><text:span text:style-name="T9"> Microsoft.Xna.Framework.GamerServices;</text:span></text:p>
      <text:p text:style-name="P7"><text:span text:style-name="T6">using</text:span><text:span text:style-name="T9"> Microsoft.Xna.Framework.Graphics;</text:span></text:p>
      <text:p text:style-name="P7"><text:span text:style-name="T6">using</text:span><text:span text:style-name="T9"> Microsoft.Xna.Framework.Input;</text:span></text:p>
      <text:p text:style-name="P7"><text:span text:style-name="T6">using</text:span><text:span text:style-name="T9"> Microsoft.Xna.Framework.Media;</text:span></text:p>
      <text:p text:style-name="P7"><text:span text:style-name="T6">using</text:span><text:span text:style-name="T9"> Microsoft.Xna.Framework.Net;</text:span></text:p>
      <text:p text:style-name="P7"><text:span text:style-name="T6">using</text:span><text:span text:style-name="T9"> Microsoft.Xna.Framework.Storage;</text:span></text:p>
      <text:p text:style-name="P8"/>
      <text:p text:style-name="P9">The Microsoft.XNA reference will need to be added as well.</text:p>
      <text:p text:style-name="P9"/>
      <text:p text:style-name="P38"/>
      <text:p text:style-name="P66"><text:bookmark-start text:name="Houses"/>Houses<text:bookmark-end text:name="Houses"/></text:p>
      <text:p text:style-name="P9"/>
      <text:p text:style-name="P10">Parameters</text:p>
      <text:list xml:id="list36583842" text:style-name="L5">
        <text:list-item>
          <text:p text:style-name="P23">Map width</text:p>
        </text:list-item>
        <text:list-item>
          <text:p text:style-name="P23">Density</text:p>
        </text:list-item>
        <text:list-item>
          <text:p text:style-name="P23">Content manager</text:p>
        </text:list-item>
        <text:list-item>
          <text:p text:style-name="P23">Graphics device</text:p>
        </text:list-item>
        <text:list-item>
          <text:p text:style-name="P23">SpriteBatch</text:p>
          <text:p text:style-name="P23"/>
        </text:list-item>
      </text:list>
      <text:p text:style-name="P10">Variables</text:p>
      <text:list xml:id="list36583438" text:style-name="L6">
        <text:list-item>
          <text:p text:style-name="P24">An array of GameObject's for each house texture</text:p>
        </text:list-item>
        <text:list-item>
          <text:p text:style-name="P24">Constant width of a building</text:p>
        </text:list-item>
        <text:list-item>
          <text:p text:style-name="P24">Constant height of a floor</text:p>
        </text:list-item>
      </text:list>
      <text:p text:style-name="P9"/>
      <text:p text:style-name="P10">Load Method</text:p>
      <text:p text:style-name="P9">This will load the appropriate textures and then generate all of the house textures, storing them in the appropriate array. <text:s/>Before this, however, it will calculate the number of houses it has to generate, then enter a loop state until it's finished generating all the necessary houses. <text:s/>Each loop will calculate the houses position and and size, then generate the texture and store it in a new GameObject, with it's position and size (rectangle).</text:p>
      <text:p text:style-name="P9"/>
      <text:p text:style-name="P9"><text:span text:style-name="T11"/></text:p>
      <text:p text:style-name="P67"><text:span text:style-name="T11">Game</text:span><text:bookmark-start text:name="HouseObject"/><text:span text:style-name="T11">Object</text:span><text:bookmark-end text:name="HouseObject"/></text:p>
      <text:p text:style-name="P9"/>
      <text:p text:style-name="P10">Variables</text:p>
      <text:list xml:id="list36586898" text:style-name="L7">
        <text:list-item>
          <text:p text:style-name="P25">Position</text:p>
        </text:list-item>
        <text:list-item>
          <text:p text:style-name="P25">Collideable/Drawable Rectangle</text:p>
        </text:list-item>
        <text:list-item>
          <text:p text:style-name="P25">Texture</text:p>
        </text:list-item>
      </text:list>
      <text:p text:style-name="P10"/>
      <text:p text:style-name="P10">Methods</text:p>
      <text:list xml:id="list36576611" text:style-name="L8">
        <text:list-item>
          <text:p text:style-name="P29">Constructor</text:p>
        </text:list-item>
        <text:list-item>
          <text:p text:style-name="P29">Draw</text:p>
        </text:list-item>
      </text:list>
      <text:p text:style-name="P30"/>
      <text:p text:style-name="P10">Constructor Parameters</text:p>
      <text:list xml:id="list37351581" text:continue-list="list36586898" text:style-name="L7">
        <text:list-item>
          <text:p text:style-name="P25">Position</text:p>
        </text:list-item>
        <text:list-item>
          <text:p text:style-name="P25">Collideable/Drawable Rectangle</text:p>
        </text:list-item>
        <text:list-item>
          <text:p text:style-name="P31">Texture</text:p>
        </text:list-item>
      </text:list>
      <text:p text:style-name="P30"/>
      <text:p text:style-name="P10">Draw Parameters</text:p>
      <text:list xml:id="list36570319" text:style-name="L9">
        <text:list-item>
          <text:p text:style-name="P32">Scale</text:p>
        </text:list-item>
        <text:list-item>
          <text:p text:style-name="P32">SpriteBatch</text:p>
        </text:list-item>
      </text:list>
      <text:p text:style-name="P30"/>
      <text:p text:style-name="P10">Draw Method</text:p>
      <text:list xml:id="list36565536" text:style-name="L10">
        <text:list-item>
          <text:p text:style-name="P33">Draws the texture at it's given position and scale</text:p>
        </text:list-item>
      </text:list>
      <text:p text:style-name="P30"/>
      <text:p text:style-name="P36"/>
      <text:p text:style-name="P64"><text:bookmark-start text:name="HouseGenerator"/>HouseGenerator<text:bookmark-end text:name="HouseGenerator"/></text:p>
      <text:p text:style-name="P30"/>
      <text:p text:style-name="P10">Methods</text:p>
      <text:list xml:id="list37131639" text:style-name="L12">
        <text:list-item>
          <text:p text:style-name="P41"><text:span text:style-name="T8">GenerateHouse</text:span></text:p>
        </text:list-item>
      </text:list>
      <text:list xml:id="list37121324" text:style-name="L11">
        <text:list-item>
          <text:p text:style-name="P40"><text:span text:style-name="T8">GenerateBuilding</text:span></text:p>
        </text:list-item>
        <text:list-item>
          <text:p text:style-name="P40"><text:span text:style-name="T8">GenerateRoof</text:span></text:p>
        </text:list-item>
        <text:list-item>
          <text:p text:style-name="P40"><text:span text:style-name="T8">GenerateChimney</text:span></text:p>
        </text:list-item>
        <text:list-item>
          <text:p text:style-name="P40"><text:span text:style-name="T8">GenerateWindows</text:span></text:p>
        </text:list-item>
        <text:list-item>
          <text:p text:style-name="P40"><text:span text:style-name="T8">GenerateDoor</text:span></text:p>
        </text:list-item>
      </text:list>
      <text:p text:style-name="P39"><text:span text:style-name="T8"/></text:p>
      <text:p text:style-name="P43"><text:span text:style-name="T7">GenerateHouse Parameters</text:span></text:p>
      <text:list xml:id="list37147804" text:style-name="L13">
        <text:list-item>
          <text:p text:style-name="P42"><text:span text:style-name="T8">Size</text:span></text:p>
        </text:list-item>
        <text:list-item>
          <text:p text:style-name="P42"><text:span text:style-name="T8">SpriteBatch</text:span></text:p>
        </text:list-item>
        <text:list-item>
          <text:p text:style-name="P42"><text:span text:style-name="T8">Graphics Device</text:span></text:p>
        </text:list-item>
      </text:list>
      <text:p text:style-name="P39"><text:span text:style-name="T8"/></text:p>
      <text:p text:style-name="P43"><text:span text:style-name="T7">GenerateBuilding Paremeters</text:span></text:p>
      <text:list xml:id="list37157805" text:style-name="L14">
        <text:list-item>
          <text:p text:style-name="P44"><text:span text:style-name="T8">Size</text:span></text:p>
        </text:list-item>
      </text:list>
      <text:p text:style-name="P39"><text:span text:style-name="T8"/></text:p>
      <text:p text:style-name="P43"><text:span text:style-name="T7">GenerateRoof Paremeters</text:span></text:p>
      <text:list xml:id="list37148323" text:style-name="L15">
        <text:list-item>
          <text:p text:style-name="P45"><text:span text:style-name="T8">Size</text:span></text:p>
        </text:list-item>
      </text:list>
      <text:p text:style-name="P39"><text:span text:style-name="T8"/></text:p>
      <text:p text:style-name="P43"><text:span text:style-name="T7">GenerateChimney Paremeters</text:span></text:p>
      <text:list xml:id="list37181564" text:style-name="L16">
        <text:list-item>
          <text:p text:style-name="P46"><text:span text:style-name="T8">Size</text:span></text:p>
        </text:list-item>
      </text:list>
      <text:p text:style-name="P39"><text:span text:style-name="T8"/></text:p>
      <text:p text:style-name="P43"><text:span text:style-name="T7">GenerateWindows Paremeters</text:span></text:p>
      <text:list xml:id="list37165276" text:style-name="L17">
        <text:list-item>
          <text:p text:style-name="P47"><text:span text:style-name="T8">Size</text:span></text:p>
        </text:list-item>
      </text:list>
      <text:p text:style-name="P39"><text:span text:style-name="T8"/></text:p>
      <text:p text:style-name="P43"><text:span text:style-name="T7">GenerateDoor Paremeters</text:span></text:p>
      <text:list xml:id="list37168132" text:style-name="L18">
        <text:list-item>
          <text:p text:style-name="P48"><text:span text:style-name="T8">Size</text:span></text:p>
        </text:list-item>
      </text:list>
      <text:p text:style-name="P39"><text:span text:style-name="T8"/></text:p>
      <text:p text:style-name="P30"><text:span text:style-name="T11"/></text:p>
      <text:p text:style-name="P65"><text:bookmark-start text:name="RoofGenerator"/><text:span text:style-name="T11">RoofGenerator</text:span><text:bookmark-end text:name="RoofGenerator"/></text:p>
      <text:p text:style-name="P30"/>
      <text:p text:style-name="P10">Methods</text:p>
      <text:list xml:id="list37224594" text:style-name="L19">
        <text:list-item>
          <text:p text:style-name="P49"><text:span text:style-name="T8">GenerateRoof</text:span></text:p>
        </text:list-item>
        <text:list-item>
          <text:p text:style-name="P49"><text:span text:style-name="T8">CalculatePeek</text:span></text:p>
        </text:list-item>
        <text:list-item>
          <text:p text:style-name="P49"><text:span text:style-name="T8">GenerateTexture</text:span></text:p>
        </text:list-item>
      </text:list>
      <text:p text:style-name="P39"><text:span text:style-name="T8"/></text:p>
      <text:p text:style-name="P43"><text:span text:style-name="T7">GenerateRoof Parameters</text:span></text:p>
      <text:list xml:id="list37229118" text:style-name="L20">
        <text:list-item>
          <text:p text:style-name="P50"><text:span text:style-name="T8">Size</text:span></text:p>
        </text:list-item>
      </text:list>
      <text:p text:style-name="P39"><text:span text:style-name="T8"/></text:p>
      <text:p text:style-name="P43"><text:span text:style-name="T7">CalculatePeek</text:span></text:p>
      <text:list xml:id="list37285957" text:style-name="L29">
        <text:list-item>
          <text:p text:style-name="P56"><text:span text:style-name="T8">Size</text:span></text:p>
        </text:list-item>
      </text:list>
      <text:p text:style-name="P39"><text:span text:style-name="T8"/></text:p>
      <text:p text:style-name="P43"><text:span text:style-name="T7">GenerateTextures</text:span></text:p>
      <text:list xml:id="list37299753" text:style-name="L30">
        <text:list-item>
          <text:p text:style-name="P57"><text:span text:style-name="T8">Peek</text:span></text:p>
        </text:list-item>
      </text:list>
      <text:p text:style-name="P30"/>
      <text:p text:style-name="P36"/>
      <text:p text:style-name="P64"><text:bookmark-start text:name="BuildingGenerator"/>BuildingGenerator<text:bookmark-end text:name="BuildingGenerator"/></text:p>
      <text:p text:style-name="P30"/>
      <text:p text:style-name="P28">Methods</text:p>
      <text:list xml:id="list37232932" text:style-name="L23">
        <text:list-item>
          <text:p text:style-name="P51"><text:span text:style-name="T8">GenerateBuilding</text:span></text:p>
        </text:list-item>
        <text:list-item>
          <text:p text:style-name="P51"><text:span text:style-name="T8">CalculateHeight</text:span></text:p>
        </text:list-item>
        <text:list-item>
          <text:p text:style-name="P51"><text:span text:style-name="T8">CalculateWidth</text:span></text:p>
        </text:list-item>
      </text:list>
      <text:p text:style-name="P39"><text:span text:style-name="T8"/></text:p>
      <text:p text:style-name="P43"><text:span text:style-name="T7">GenerateBuilding Parameters</text:span></text:p>
      <text:list xml:id="list37351954" text:continue-list="list37229118" text:style-name="L20">
        <text:list-item>
          <text:p text:style-name="P50"><text:span text:style-name="T8">Size</text:span></text:p>
        </text:list-item>
      </text:list>
      <text:p text:style-name="P39"><text:span text:style-name="T8"/></text:p>
      <text:p text:style-name="P43"><text:span text:style-name="T7">CalculateHeight Parameters</text:span></text:p>
      <text:list xml:id="list37234913" text:style-name="L24">
        <text:list-item>
          <text:p text:style-name="P52"><text:span text:style-name="T8">Size</text:span></text:p>
        </text:list-item>
      </text:list>
      <text:p text:style-name="P39"><text:span text:style-name="T8"/></text:p>
      <text:p text:style-name="P43"><text:span text:style-name="T7">CalculateWidth Parameters</text:span></text:p>
      <text:list xml:id="list37242325" text:style-name="L25">
        <text:list-item>
          <text:p text:style-name="P53"><text:span text:style-name="T8">Size</text:span></text:p>
        </text:list-item>
      </text:list>
      <text:p text:style-name="P30"/>
      <text:p text:style-name="P36"/>
      <text:p text:style-name="P64"><text:bookmark-start text:name="ChimneyGenerator"/>ChimneyGenerator<text:bookmark-end text:name="ChimneyGenerator"/></text:p>
      <text:p text:style-name="P30"/>
      <text:p text:style-name="P10">Methods</text:p>
      <text:list xml:id="list37348446" text:continue-list="list37224594" text:style-name="L19">
        <text:list-item>
          <text:p text:style-name="P49"><text:span text:style-name="T8">GenerateRoof</text:span></text:p>
        </text:list-item>
        <text:list-item>
          <text:p text:style-name="P49"><text:span text:style-name="T8">CalculateHeight</text:span></text:p>
        </text:list-item>
        <text:list-item>
          <text:p text:style-name="P49"><text:span text:style-name="T8">CalculateWidth</text:span></text:p>
        </text:list-item>
      </text:list>
      <text:p text:style-name="P39"><text:span text:style-name="T8"/></text:p>
      <text:p text:style-name="P43"><text:span text:style-name="T7">GenerateRoof Parameters</text:span></text:p>
      <text:list xml:id="list37227332" text:style-name="L26">
        <text:list-item>
          <text:p text:style-name="P54"><text:span text:style-name="T8">Size</text:span></text:p>
        </text:list-item>
      </text:list>
      <text:p text:style-name="P39"><text:span text:style-name="T8"/></text:p>
      <text:p text:style-name="P43"><text:span text:style-name="T7">CalculateHeight Parameters</text:span></text:p>
      <text:list xml:id="list37219760" text:style-name="L27">
        <text:list-item>
          <text:p text:style-name="P55"><text:span text:style-name="T8">Size</text:span></text:p>
        </text:list-item>
      </text:list>
      <text:p text:style-name="P39"><text:span text:style-name="T8"/></text:p>
      <text:p text:style-name="P43"><text:span text:style-name="T7">CalculateWidth Parameters</text:span></text:p>
      <text:list xml:id="list37233848" text:style-name="L28">
        <text:list-item>
          <text:p text:style-name="P34">Size</text:p>
        </text:list-item>
      </text:list>
      <text:p text:style-name="P30"/>
      <text:p text:style-name="P36"/>
      <text:p text:style-name="P64"><text:bookmark-start text:name="WindowGenerator"/>WindowGenerator<text:bookmark-end text:name="WindowGenerator"/></text:p>
      <text:p text:style-name="P30"/>
      <text:p text:style-name="P10">Methods</text:p>
      <text:list xml:id="list37315201" text:style-name="L31">
        <text:list-item>
          <text:p text:style-name="P58"><text:span text:style-name="T8">GenerateWindows</text:span></text:p>
        </text:list-item>
        <text:list-item>
          <text:p text:style-name="P58"><text:span text:style-name="T8">CalculatePositions</text:span></text:p>
        </text:list-item>
      </text:list>
      <text:p text:style-name="P39"><text:span text:style-name="T8"/></text:p>
      <text:p text:style-name="P43"><text:span text:style-name="T7">GenerateWindows Parameters</text:span></text:p>
      <text:list xml:id="list37328200" text:style-name="L32">
        <text:list-item>
          <text:p text:style-name="P59"><text:span text:style-name="T8">Size</text:span></text:p>
        </text:list-item>
      </text:list>
      <text:p text:style-name="P39"><text:span text:style-name="T8"/></text:p>
      <text:p text:style-name="P43"><text:span text:style-name="T7">CalculatePositions Parameters</text:span></text:p>
      <text:list xml:id="list37313805" text:style-name="L33">
        <text:list-item>
          <text:p text:style-name="P60"><text:span text:style-name="T8">Size</text:span></text:p>
        </text:list-item>
      </text:list>
      <text:p text:style-name="P30"/>
      <text:p text:style-name="P36"/>
      <text:p text:style-name="P64"><text:bookmark-start text:name="DoorGenerator"/>Door<text:bookmark-start text:name="WindowGenerator1"/>Generator<text:bookmark-end text:name="DoorGenerator"/><text:bookmark-end text:name="WindowGenerator1"/></text:p>
      <text:p text:style-name="P30"/>
      <text:p text:style-name="P10">Methods</text:p>
      <text:list xml:id="list37306014" text:style-name="L34">
        <text:list-item>
          <text:p text:style-name="P61"><text:span text:style-name="T8">GenerateDoor</text:span></text:p>
        </text:list-item>
      </text:list>
      <text:p text:style-name="P39"><text:span text:style-name="T8"/></text:p>
      <text:p text:style-name="P43"><text:span text:style-name="T7">GenerateDoor Parameters</text:span></text:p>
      <text:list xml:id="list37341253" text:style-name="L35">
        <text:list-item>
          <text:p text:style-name="P62"><text:span text:style-name="T8">Size</text:span></text:p>
        </text:list-item>
      </text:list>
      <text:p text:style-name="P11"><text:bookmark-start text:name="HousesTitle"/><text:bookmark-start text:name="Classes1"/>H<text:bookmark-end text:name="Classes1"/>ouses<text:bookmark-end text:name="HousesTitle"/></text:p>
      <text:p text:style-name="P4"/>
      <text:p text:style-name="P37">Size</text:p>
      <text:p text:style-name="P35">The size contains two integers values. <text:s/>The first is multiplied against the building width to give the actual width; the second is multiplied against the floor height to get the actual height.</text:p>
      <text:p text:style-name="P35"/>
      <text:p text:style-name="P37">Roof</text:p>
      <text:p text:style-name="P35">The roof is always one floor high and it's size is multiplied by the width to give you it's width.</text:p>
      <text:p text:style-name="P35"/>
      <text:p text:style-name="P37">Building</text:p>
      <text:p text:style-name="P35">The building is broken up into units. <text:s/>Each unit's width and height are stored in the HouseGenerator struct as a constant. <text:s/>The size of each house is multiplied against the these contants to produce the actual size of the bui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_20_Spacing" style:display-name="No Spacing" style:family="paragraph">
      <style:paragraph-properties fo:orphans="2" fo:widows="2" fo:hyphenation-ladder-count="no-limit" style:vertical-align="baseline"/>
      <style:text-properties style:use-window-font-color="true" style:font-name="Calibri" fo:font-size="11pt" fo:language="en" fo:country="GB" style:letter-kerning="true" style:font-name-asian="Calibri" style:font-size-asian="11pt" style:language-asian="ja" style:country-asian="JP" style:font-name-complex="Calibri" style:font-size-complex="11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_20_Spacing">
      <style:paragraph-properties fo:background-color="#000000">
        <style:background-image/>
      </style:paragraph-properties>
      <style:text-properties style:font-name="Tahoma" fo:font-size="10pt" fo:font-weight="bold" style:font-size-asian="10pt" style:font-weight-asian="bold" style:font-name-complex="Tahoma" style:font-size-complex="10pt"/>
    </style:style>
    <style:style style:name="MP2" style:family="paragraph" style:parent-style-name="Footer">
      <style:paragraph-properties fo:text-align="center" style:justify-single-word="false" fo:background-color="#000000">
        <style:background-image/>
      </style:paragraph-properties>
    </style:style>
    <style:style style:name="MT1" style:family="text">
      <style:text-properties style:font-name="Tahoma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ffffff" style:font-name="Tahoma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Computing Environment (4CC063)</text:p>
        <text:p text:style-name="MP1">Assignment 2, Group Research Project<text:tab/><text:tab/><text:tab/><text:tab/><text:tab/><text:tab/>Product Design</text:p>
        <text:p text:style-name="MP1">Sam Albon</text:p>
      </style:header>
      <style:footer>
        <text:p text:style-name="MP2"><text:span text:style-name="MT1">- </text:span><text:span text:style-name="MT2"><text:page-number text:select-page="current">13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gana Selacious</meta:initial-creator>
    <meta:creation-date>2010-03-28T14:51:33.96</meta:creation-date>
    <meta:generator>OpenOffice.org/3.1$Win32 OpenOffice.org_project/310m19$Build-9420</meta:generator>
    <dc:date>2010-03-29T17:24:34.26</dc:date>
    <dc:creator>Lugana Selacious</dc:creator>
    <meta:editing-duration>PT01H25M46S</meta:editing-duration>
    <meta:editing-cycles>84</meta:editing-cycles>
    <meta:document-statistic meta:table-count="1" meta:image-count="0" meta:object-count="0" meta:page-count="13" meta:paragraph-count="177" meta:word-count="636" meta:character-count="4196"/>
  </office:meta>
</office:document-meta>
</file>